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47f0" officeooo:paragraph-rsid="000047f0"/>
    </style:style>
    <style:style style:name="P2" style:family="paragraph" style:parent-style-name="Standard" style:list-style-name="L2">
      <style:text-properties officeooo:rsid="000047f0" officeooo:paragraph-rsid="000047f0"/>
    </style:style>
    <style:style style:name="P3" style:family="paragraph" style:parent-style-name="Standard" style:list-style-name="L4">
      <style:text-properties officeooo:rsid="000047f0" officeooo:paragraph-rsid="000047f0"/>
    </style:style>
    <style:style style:name="P4" style:family="paragraph" style:parent-style-name="Standard" style:list-style-name="L5">
      <style:text-properties officeooo:rsid="000047f0" officeooo:paragraph-rsid="000047f0"/>
    </style:style>
    <style:style style:name="P5" style:family="paragraph" style:parent-style-name="Standard" style:list-style-name="L6">
      <style:text-properties officeooo:rsid="000047f0" officeooo:paragraph-rsid="000047f0"/>
    </style:style>
    <style:style style:name="P6" style:family="paragraph" style:parent-style-name="Standard" style:list-style-name="L7">
      <style:text-properties officeooo:rsid="000047f0" officeooo:paragraph-rsid="000047f0"/>
    </style:style>
    <style:style style:name="P7" style:family="paragraph" style:parent-style-name="Standard" style:list-style-name="L1">
      <style:text-properties officeooo:paragraph-rsid="000047f0"/>
    </style:style>
    <style:style style:name="P8" style:family="paragraph" style:parent-style-name="Standard" style:list-style-name="L3">
      <style:text-properties officeooo:paragraph-rsid="000047f0"/>
    </style:style>
    <style:style style:name="T1" style:family="text">
      <style:text-properties officeooo:rsid="000047f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047f0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0f68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ирование системы скидок </text:p>
      <text:list text:style-name="L1">
        <text:list-item>
          <text:p text:style-name="P7"><text:span text:style-name="T1">Проверка, что при отрицательном значении и при 0 система не дает скидку</text:span></text:p>
        </text:list-item>
      </text:list>
      <text:list text:style-name="L2">
        <text:list-item>
          <text:p text:style-name="P2"><text:span text:style-name="T2">З</text:span><text:span text:style-name="T4">акупка </text:span><text:span text:style-name="T2">= -</text:span><text:span text:style-name="T4">1. ОР: </text:span><text:span text:style-name="T5">нельзя ввести отрицательное значение. С</text:span><text:span text:style-name="T4">кидка не предоставляется</text:span></text:p>
        </text:list-item>
        <text:list-item>
          <text:p text:style-name="P2">Закупка = 0. <text:span text:style-name="T4">ОР: скидка не предоставляется</text:span></text:p>
        </text:list-item>
      </text:list>
      <text:list text:style-name="L3">
        <text:list-item>
          <text:p text:style-name="P8"><text:span text:style-name="T1">Проверка граничного значения в 1000</text:span><text:span text:style-name="T3">$</text:span></text:p>
        </text:list-item>
      </text:list>
      <text:list text:style-name="L4">
        <text:list-item>
          <text:p text:style-name="P3">Закупка = 999. ОР: Скидка не предоставляется</text:p>
        </text:list-item>
        <text:list-item>
          <text:p text:style-name="P3">Закупка = 1000. ОР: Скидка = 5% </text:p>
        </text:list-item>
        <text:list-item>
          <text:p text:style-name="P3">Закупка = 1001. ОР: Скидка = 5% </text:p>
        </text:list-item>
      </text:list>
      <text:list text:style-name="L5">
        <text:list-item>
          <text:p text:style-name="P4">Проверка граничного значения в 2<text:span text:style-name="T2">000$</text:span></text:p>
        </text:list-item>
      </text:list>
      <text:list xml:id="list1638241612" text:style-name="L6">
        <text:list-item>
          <text:p text:style-name="P5">Закупка = 1999. ОР: скидка = 5%</text:p>
        </text:list-item>
        <text:list-item>
          <text:p text:style-name="P5">Закупка = 2000. ОР: скидка = 10%</text:p>
        </text:list-item>
        <text:list-item>
          <text:p text:style-name="P5">Закупка = 2001. ОР: скидка = 10%</text:p>
        </text:list-item>
      </text:list>
      <text:list text:style-name="L7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7T10:16:52.169000000</dc:date>
    <meta:editing-duration>PT11H15M42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3" meta:word-count="97" meta:character-count="517" meta:non-whitespace-character-count="441"/>
  </office:meta>
</office:document-meta>
</file>